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5104P0" style:volatile="true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5104" number:language="ro" number:country="RO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5104P0"/>
    </number:currency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6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510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510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5104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ff00" fo:border="0.06pt solid #000000"/>
    </style:style>
    <style:style style:name="ce22" style:family="table-cell" style:parent-style-name="Default" style:data-style-name="N2">
      <style:table-cell-properties fo:background-color="#00ff00" fo:border="0.06pt solid #000000"/>
    </style:style>
  </office:automatic-styles>
  <office:body>
    <office:spreadsheet>
      <table:table table:name="Foglio1" table:style-name="ta1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3" table:number-rows-spanned="1">
            <text:p>Trasferta: 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<text:s text:c="9"/>DAL: 01/07/2012 <text:s text:c="28"/>AL: 14/07/2012 <text:s text:c="27"/>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4" office:value-type="string">
            <text:p>Tipologia</text:p>
          </table:table-cell>
          <table:table-cell table:number-columns-repeated="2" table:style-name="ce4" office:value-type="string">
            <text:p>Valuta</text:p>
          </table:table-cell>
          <table:table-cell/>
          <table:table-cell table:style-name="ce21" office:value-type="string">
            <text:p>Tasso di cambio</text:p>
          </table:table-cell>
          <table:table-cell table:style-name="ce22" office:value-type="float" office:value="4.4">
            <text:p>4,40</text:p>
          </table:table-cell>
        </table:table-row>
        <table:table-row table:style-name="ro3">
          <table:table-cell table:style-name="ce5"/>
          <table:table-cell table:style-name="ce11" office:value-type="string">
            <text:p>Euro</text:p>
          </table:table-cell>
          <table:table-cell table:style-name="ce11" office:value-type="string">
            <text:p>Lei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6" office:value-type="string">
            <text:p>Autostrada</text:p>
          </table:table-cell>
          <table:table-cell table:style-name="ce12" office:value-type="currency" office:currency="EUR" office:value="15.7">
            <text:p>€ 15,70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3" office:value-type="currency" office:currency="EUR" office:value="15.7">
            <text:p>€ 15,70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2" office:value-type="currency" office:currency="EUR" office:value="14.1">
            <text:p>€ 14,10</text:p>
          </table:table-cell>
          <table:table-cell table:style-name="ce16" office:value-type="currency" office:currency="RON" office:value="26.54">
            <text:p>26,54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213.5">
            <text:p>213,5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224">
            <text:p>224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141.5">
            <text:p>141,5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158">
            <text:p>158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90.64">
            <text:p>90,64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8" office:value-type="currency" office:currency="RON" office:value="95.2">
            <text:p>95,2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 table:number-rows-repeated="2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2"/>
          <table:table-cell table:style-name="ce16" office:value-type="currency" office:currency="RON" office:value="27.13">
            <text:p>27,13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2" office:value-type="currency" office:currency="EUR" office:value="28">
            <text:p>€ 28,00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number-columns-repeated="4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8:.B46])" office:value-type="currency" office:currency="EUR" office:value="73.5">
            <text:p>€ 73,50</text:p>
          </table:table-cell>
          <table:table-cell table:style-name="ce20" table:formula="of:=SUM([.C8:.C46])" office:value-type="currency" office:currency="RON" office:value="976.51">
            <text:p>976,51 lei</text:p>
          </table:table-cell>
          <table:table-cell table:number-columns-repeated="3"/>
        </table:table-row>
        <table:table-row table:style-name="ro3" table:number-rows-repeated="3">
          <table:table-cell table:style-name="ce8"/>
          <table:table-cell table:number-columns-repeated="5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49])+([.C49]/[.F4])" office:value-type="currency" office:currency="EUR" office:value="295.434090909091">
            <text:p>€ 295,43</text:p>
          </table:table-cell>
          <table:table-cell table:number-columns-repeated="4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2" number:min-integer-digits="0"/>
    </number:number-style>
    <number:currency-style style:name="N5109P0" style:volatile="true" number:language="ro" number:country="RO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9" number:language="ro" number:country="R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30.31</meta:creation-date>
    <dc:date>2012-07-30T09:50:09.76</dc:date>
    <meta:editing-duration>PT1H11M9S</meta:editing-duration>
    <meta:editing-cycles>22</meta:editing-cycles>
    <meta:generator>LibreOffice/3.5$Windows_x86 LibreOffice_project/7122e39-92ed229-498d286-15e43b4-d70da21</meta:generator>
    <meta:document-statistic meta:table-count="3" meta:cell-count="60" meta:object-count="0"/>
  </office:meta>
</office:document-meta>
</file>